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3" style:family="table-column">
      <style:table-column-properties fo:break-before="auto" style:column-width="1.654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co26" style:family="table-column">
      <style:table-column-properties fo:break-before="auto" style:column-width="1.3937in"/>
    </style:style>
    <style:style style:name="co27" style:family="table-column">
      <style:table-column-properties fo:break-before="auto" style:column-width="2.2437in"/>
    </style:style>
    <style:style style:name="co28" style:family="table-column">
      <style:table-column-properties fo:break-before="auto" style:column-width="2.4799in"/>
    </style:style>
    <style:style style:name="co29" style:family="table-column">
      <style:table-column-properties fo:break-before="auto" style:column-width="0.6898in"/>
    </style:style>
    <style:style style:name="co30" style:family="table-column">
      <style:table-column-properties fo:break-before="auto" style:column-width="3.6374in"/>
    </style:style>
    <style:style style:name="co31" style:family="table-column">
      <style:table-column-properties fo:break-before="auto" style:column-width="1.6327in"/>
    </style:style>
    <style:style style:name="co32" style:family="table-column">
      <style:table-column-properties fo:break-before="auto" style:column-width="1.3972in"/>
    </style:style>
    <style:style style:name="co33" style:family="table-column">
      <style:table-column-properties fo:break-before="auto" style:column-width="2.7161in"/>
    </style:style>
    <style:style style:name="co34" style:family="table-column">
      <style:table-column-properties fo:break-before="auto" style:column-width="2.598in"/>
    </style:style>
    <style:style style:name="co35" style:family="table-column">
      <style:table-column-properties fo:break-before="auto" style:column-width="0.7102in"/>
    </style:style>
    <style:style style:name="co36" style:family="table-column">
      <style:table-column-properties fo:break-before="auto" style:column-width="3.7772in"/>
    </style:style>
    <style:style style:name="co37" style:family="table-column">
      <style:table-column-properties fo:break-before="auto" style:column-width="5.3102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7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20" style:family="table-cell" style:parent-style-name="Default">
      <style:text-properties style:font-name="Courier New" fo:font-size="14pt" style:font-size-asian="14pt" style:font-size-complex="14pt"/>
    </style:style>
    <style:style style:name="ce21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use-window-font-color="true"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able-cell-properties fo:background-color="#ff6d6d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2" style:family="text">
      <style:text-properties style:text-outline="false" style:text-line-through-style="none" style:text-line-through-type="none" style:font-name="Courier New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26" table:default-cell-style-name="ce20"/>
        <table:table-column table:style-name="co27" table:default-cell-style-name="ce20"/>
        <table:table-column table:style-name="co3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8"/>
        <table:table-column table:style-name="co36" table:default-cell-style-name="ce20"/>
        <table:table-column table:style-name="co37" table:default-cell-style-name="ce20"/>
        <table:table-column table:style-name="co14" table:number-columns-repeated="16371" table:default-cell-style-name="ce20"/>
        <table:table-row table:style-name="ro1"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Context</text:p>
          </table:table-cell>
          <table:table-cell table:style-name="ce7" office:value-type="string" calcext:value-type="string">
            <text:p>Category</text:p>
          </table:table-cell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Spell Casting Category</text:p>
          </table:table-cell>
          <table:table-cell table:style-name="ce7" office:value-type="string" calcext:value-type="string">
            <text:p>Magic Realm</text:p>
          </table:table-cell>
          <table:table-cell table:style-name="ce7" office:value-type="string" calcext:value-type="string">
            <text:p>spell_idx</text:p>
          </table:table-cell>
          <table:table-cell table:style-name="ce7" office:value-type="string" calcext:value-type="string">
            <text:p>enum</text:p>
          </table:table-cell>
          <table:table-cell table:style-name="ce7" office:value-type="string" calcext:value-type="string">
            <text:p>Spell Book Page Title</text:p>
          </table:table-cell>
          <table:table-cell table:style-name="ce7" office:value-type="string" calcext:value-type="string">
            <text:p>CP TP</text:p>
          </table:table-cell>
          <table:table-cell table:style-name="ce7" office:value-type="string" calcext:value-type="string">
            <text:p>NOTE</text:p>
          </table:table-cell>
          <table:table-cell table:style-name="ce7" office:value-type="string" calcext:value-type="string">
            <text:p>Target Type</text:p>
          </table:table-cell>
          <table:table-cell table:style-name="ce7" office:value-type="string" calcext:value-type="string">
            <text:p>Spell_Resistance_Modifier</text:p>
          </table:table-cell>
          <table:table-cell table:style-name="ce7" office:value-type="string" calcext:value-type="string">
            <text:p>Rarity</text:p>
          </table:table-cell>
          <table:table-cell table:style-name="ce7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 table:visibility="filter">
          <table:table-cell table:style-name="ce8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1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1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1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1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1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1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1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1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1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21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1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1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1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1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 table:visibility="filter">
          <table:table-cell table:style-name="ce8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table:style-name="ce21"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21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8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1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 table:visibility="filter">
          <table:table-cell table:style-name="ce8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table:style-name="ce21"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table:style-name="ce21"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table:style-name="ce19"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1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1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1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1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1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1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1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1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1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21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8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1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21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table:style-name="ce21"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21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21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1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1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1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table:style-name="ce21"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1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table:style-name="ce21"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1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1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table:style-name="ce21"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1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1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21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1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1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21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1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1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table:style-name="ce21"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1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1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1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1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21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1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8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table:style-name="ce21"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1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1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1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1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table:style-name="ce21"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1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1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1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1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1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1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1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1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1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1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table:style-name="ce21"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1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1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1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1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1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1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1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1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1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1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1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1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1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1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1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1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table:style-name="ce10" office:value-type="string" calcext:value-type="string">
            <text:p>Healing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1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1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1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1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table:style-name="ce21"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1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1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1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table:style-name="ce21"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1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1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1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1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1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1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1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1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table:style-name="ce21"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1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1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1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1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1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1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 table:visibility="filter">
          <table:table-cell table:style-name="ce8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table:style-name="ce19"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table:style-name="ce21"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table:style-name="ce21"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2"/>
          <table:table-cell office:value-type="string" calcext:value-type="string">
            <text:p>Combat_Spell_Animation__WIP() |-&gt; CMB_BattlefieldSpell__WIP()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table:style-name="ce21"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table:style-name="ce21"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1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table:style-name="ce21"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8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1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1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1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1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1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1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 table:visibility="filter">
          <table:table-cell table:style-name="ce8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1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21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1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1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1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1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21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table:style-name="ce21"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1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1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 table:visibility="filter">
          <table:table-cell table:style-name="ce8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1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8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table:style-name="ce21"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1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1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1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1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1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21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8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1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1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21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21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1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1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1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1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1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1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1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1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21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8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1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1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table:style-name="ce21"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1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1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table:style-name="ce21"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1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1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21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8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1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1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 table:visibility="filter">
          <table:table-cell table:style-name="ce8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table:style-name="ce21"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 table:style-name="ce18" office:value-type="string" calcext:value-type="string">
            <text:p>drake178 says this doesn’t actually work in combat</text:p>
          </table:table-cell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1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table:style-name="ce21"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 table:visibility="filter">
          <table:table-cell table:style-name="ce8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1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8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table:style-name="ce21"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table:style-name="ce21" office:value-type="string" calcext:value-type="string">
            <text:p>Warp Woo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1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21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 table:visibility="filter">
          <table:table-cell table:style-name="ce8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table:style-name="ce21"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3"/>
          <table:table-cell office:value-type="string" calcext:value-type="string">
            <text:p>handled in-line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1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1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21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table:style-name="ce21"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handled in-line; described as Instant, listed in Special</text:p>
          </table:table-cell>
          <table:table-cell table:number-columns-repeated="16372"/>
        </table:table-row>
        <table:table-row table:style-name="ro1" table:visibility="filter">
          <table:table-cell table:style-name="ce8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table:style-name="ce19"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3"/>
          <table:table-cell office:value-type="string" calcext:value-type="string">
            <text:p>Per-turn effect</text:p>
          </table:table-cell>
          <table:table-cell table:number-columns-repeated="16371"/>
        </table:table-row>
        <table:table-row table:style-name="ro1" table:visibility="filter">
          <table:table-cell table:style-name="ce8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1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1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 table:visibility="filter">
          <table:table-cell table:style-name="ce8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1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20"/>
        <table:table-column table:style-name="co18" table:default-cell-style-name="ce20"/>
        <table:table-column table:style-name="co3" table:number-columns-repeated="2" table:default-cell-style-name="ce20"/>
        <table:table-column table:style-name="co14" table:number-columns-repeated="16380" table:default-cell-style-name="ce20"/>
        <table:table-row table:style-name="ro1">
          <table:table-cell table:style-name="ce7" office:value-type="string" calcext:value-type="string">
            <text:p>SCC</text:p>
          </table:table-cell>
          <table:table-cell table:style-name="ce7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8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scc_Summoning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scc_Unit_Enchantment</text:p>
          </table:table-cell>
          <table:table-cell table:style-name="ce31" office:value-type="string" calcext:value-type="string">
            <text:p>1, 15</text:p>
          </table:table-cell>
          <table:table-cell table:style-name="ce31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21" office:value-type="string" calcext:value-type="string">
            <text:p><text:span text:style-name="T3">scc_</text:span>City_Enchantment_Positive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<text:span text:style-name="T3">scc_</text:span>City_Enchantment_Negative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21" office:value-type="string" calcext:value-type="string">
            <text:p>scc_Direct_Damage_Fixed</text:p>
          </table:table-cell>
          <table:table-cell table:number-columns-repeated="2" table:style-name="ce31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office:value-type="string" calcext:value-type="string">
            <text:p><text:span text:style-name="T3">scc_</text:span>Special_Spell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office:value-type="string" calcext:value-type="string">
            <text:p><text:span text:style-name="T3">scc_</text:span>Target_Wiz_Spell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scc_Global_Enchantment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office:value-type="string" calcext:value-type="string">
            <text:p><text:span text:style-name="T3">scc_</text:span>Battlefield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office:value-type="string" calcext:value-type="string">
            <text:p><text:span text:style-name="T3">scc_</text:span>R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office:value-type="string" calcext:value-type="string">
            <text:p><text:span text:style-name="T3">scc_Unr</text:span>esistable_Spell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31"/>
          <table:table-cell table:style-name="ce31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office:value-type="string" calcext:value-type="string">
            <text:p><text:span text:style-name="T3">scc_</text:span>Mundane_Curs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31" office:value-type="string" calcext:value-type="string">
            <text:p>6, 17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18" calcext:value-type="float">
            <text:p>18</text:p>
          </table:table-cell>
          <table:table-cell table:style-name="ce21" office:value-type="string" calcext:value-type="string">
            <text:p><text:span text:style-name="T3">scc_</text:span>Dispels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8" office:value-type="float" office:value="19" calcext:value-type="float">
            <text:p>19</text:p>
          </table:table-cell>
          <table:table-cell table:style-name="ce21" office:value-type="string" calcext:value-type="string">
            <text:p><text:span text:style-name="T3">scc_</text:span>Disenchants</text:p>
          </table:table-cell>
          <table:table-cell table:number-columns-repeated="2" table:style-name="ce31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8" office:value-type="float" office:value="20" calcext:value-type="float">
            <text:p>20</text:p>
          </table:table-cell>
          <table:table-cell table:style-name="ce21" office:value-type="string" calcext:value-type="string">
            <text:p><text:span text:style-name="T3">scc_</text:span>Disjunctions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8" office:value-type="float" office:value="21" calcext:value-type="float">
            <text:p>21</text:p>
          </table:table-cell>
          <table:table-cell table:style-name="ce21" office:value-type="string" calcext:value-type="string">
            <text:p><text:span text:style-name="T3">scc_Combat_</text:span>Counter_Magic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8" office:value-type="float" office:value="22" calcext:value-type="float">
            <text:p>22</text:p>
          </table:table-cell>
          <table:table-cell table:style-name="ce21" office:value-type="string" calcext:value-type="string">
            <text:p>scc_Direct_Damage_Variable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8" office:value-type="float" office:value="23" calcext:value-type="float">
            <text:p>23</text:p>
          </table:table-cell>
          <table:table-cell table:style-name="ce21" office:value-type="string" calcext:value-type="string">
            <text:p><text:span text:style-name="T3">scc_Combat_</text:span>Banish</text:p>
          </table:table-cell>
          <table:table-cell table:style-name="ce31" office:value-type="string" calcext:value-type="string">
            <text:p>DNE</text:p>
          </table:table-cell>
          <table:table-cell table:style-name="ce31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20"/>
        <table:table-column table:style-name="co19" table:default-cell-style-name="ce20"/>
        <table:table-column table:style-name="co14" table:number-columns-repeated="16382" table:default-cell-style-name="ce20"/>
        <table:table-row table:style-name="ro1">
          <table:table-cell table:style-name="ce7" office:value-type="string" calcext:value-type="string">
            <text:p>STT</text:p>
          </table:table-cell>
          <table:table-cell table:style-name="ce7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8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8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32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>
          <table:filter>
            <table:filter-and>
              <table:filter-condition table:value="5" table:operator="=" table:field-number="4">
                <table:filter-set-item table:value="5"/>
                <table:filter-set-item table:value="9"/>
              </table:filter-condition>
              <table:filter-condition loext:data-type="background-color" table:value="transparent" table:operator="=" table:field-number="1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7T13:51:11.295000000</dc:date>
    <meta:editing-duration>P21DT18H42M27S</meta:editing-duration>
    <meta:editing-cycles>101</meta:editing-cycles>
    <meta:document-statistic meta:table-count="7" meta:cell-count="3884" meta:object-count="0"/>
  </office:meta>
</office:document-meta>
</file>